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ms song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93939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-left="0in" loext:padding-right="0in" loext:padding-top="0in" loext:padding-bottom="0.052in" loext:border-left="none" loext:border-right="none" loext:border-top="none" loext:border-bottom="0.06pt solid #000000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officeooo:paragraph-rsid="0019edfd" loext:padding="0in" loext:border="non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393939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393939" fo:letter-spacing="normal" style:font-name-asian="verdana" style:font-size-asian="9pt" style:font-style-asian="normal" style:font-weight-asian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393939" style:font-name="verdana" fo:font-size="9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393939" style:font-name="verdana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ff0000" fo:letter-spacing="normal" loext:padding="0in" loext:border="none"/>
    </style:style>
    <style:style style:name="P8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ff" fo:letter-spacing="normal" loext:padding="0in" loext:border="none"/>
    </style:style>
    <style:style style:name="P9" style:family="paragraph" style:parent-style-name="Heading_20_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6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/>
    </style:style>
    <style:style style:name="T7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8" style:family="text">
      <style:text-properties fo:font-size="9pt"/>
    </style:style>
    <style:style style:name="T9" style:family="text">
      <style:text-properties fo:color="#0000ff"/>
    </style:style>
    <style:style style:name="T10" style:family="text">
      <style:text-properties fo:color="#0000ff" style:font-name-asian="verdana" style:font-size-asian="9pt" style:font-style-asian="normal" style:font-weight-asian="normal"/>
    </style:style>
    <style:style style:name="T11" style:family="text">
      <style:text-properties fo:color="#0000ff" style:font-name="verdana" fo:font-size="9pt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text:a xlink:type="simple" xlink:href="https://www.cnblogs.com/huhu0013/p/4607379.html" text:style-name="Internet_20_link" text:visited-style-name="Visited_20_Internet_20_Link"><text:span text:style-name="T4">#pragma pack(push,1) </text:span></text:a><text:a xlink:type="simple" xlink:href="https://www.cnblogs.com/huhu0013/p/4607379.html" text:style-name="Internet_20_link" text:visited-style-name="Visited_20_Internet_20_Link"><text:span text:style-name="T6">与 </text:span></text:a><text:a xlink:type="simple" xlink:href="https://www.cnblogs.com/huhu0013/p/4607379.html" text:style-name="Internet_20_link" text:visited-style-name="Visited_20_Internet_20_Link"><text:span text:style-name="T4">#pragma pack(1)</text:span></text:a><text:a xlink:type="simple" xlink:href="https://www.cnblogs.com/huhu0013/p/4607379.html" text:style-name="Internet_20_link" text:visited-style-name="Visited_20_Internet_20_Link"><text:span text:style-name="T6">的区别</text:span></text:a></text:p>
      <text:section text:style-name="Sect1" text:name="cnblogs_post_body">
        <text:p text:style-name="P3"><text:span text:style-name="T3">原文链接</text:span><text:span text:style-name="T2">: http://blog.csdn.net/dutysmart/article/details/7098136</text:span></text:p>
        <text:p text:style-name="P3"><text:span text:style-name="T3">这是给编译器用的参数设置，有关结构体字节对齐方式设置， </text:span><text:span text:style-name="T2">#pragma pack</text:span><text:span text:style-name="T3">是指定数据在内存中的对齐方式。</text:span></text:p>
        <text:p text:style-name="P3"><text:span text:style-name="T2">#pragma pack(n)             </text:span><text:span text:style-name="T3">作用：</text:span><text:span text:style-name="T2">C</text:span><text:span text:style-name="T3">编译器将按照</text:span><text:span text:style-name="T2">n</text:span><text:span text:style-name="T3">个字节对齐。</text:span><text:span text:style-name="T1"><text:line-break/></text:span><text:span text:style-name="T2">#pragma pack()               </text:span><text:span text:style-name="T3">作用：取消自定义字节对齐方式。</text:span></text:p>
        <text:p text:style-name="P3"><text:span text:style-name="T1"><text:line-break/></text:span><text:span text:style-name="T2">#pragma pack(push,1)     </text:span><text:span text:style-name="T3">作用：是指把原来对齐方式设置压栈，并设新的对齐方式设置为一个字节对齐</text:span></text:p>
        <text:p text:style-name="P3"><text:span text:style-name="T2">#pragma pack(pop)            </text:span><text:span text:style-name="T3">作用：恢复对齐状态</text:span></text:p>
        <text:p text:style-name="P7"><text:span text:style-name="T3">因此可见，加入</text:span><text:span text:style-name="T2">push</text:span><text:span text:style-name="T3">和</text:span><text:span text:style-name="T2">pop</text:span><text:span text:style-name="T3">可以使对齐恢复到原来状态，而不是编译器默认，可以说后者更优，但是很多时候两者差别不大</text:span></text:p>
        <text:p text:style-name="P4">如：</text:p>
        <text:p text:style-name="P8"><text:span text:style-name="T2">#pragma pack(push) //</text:span><text:span text:style-name="T3">保存对齐状态</text:span></text:p>
        <text:p text:style-name="P8"><text:span text:style-name="T2">#pragma pack(4)//</text:span><text:span text:style-name="T3">设定为</text:span><text:span text:style-name="T2">4</text:span><text:span text:style-name="T3">字节对齐</text:span></text:p>
        <text:p text:style-name="P3"><text:span text:style-name="T9">  </text:span><text:span text:style-name="T10">相当于 </text:span><text:span text:style-name="T11">#pragma  pack (push,4)</text:span><text:span text:style-name="T2">  </text:span></text:p>
        <text:p text:style-name="P3"> </text:p>
        <text:p text:style-name="P3"><text:span text:style-name="T2">#pragma pack(1)           </text:span><text:span text:style-name="T3">作用：调整结构体的边界对齐，让其以一个字节对齐；</text:span><text:span text:style-name="T2">&lt;</text:span><text:span text:style-name="T3">使结构体按</text:span><text:span text:style-name="T2">1</text:span><text:span text:style-name="T3">字节方式对齐</text:span><text:span text:style-name="T2">&gt;</text:span></text:p>
        <text:p text:style-name="P5">#pragma pack()</text:p>
        <text:p text:style-name="P4">例如：</text:p>
        <text:p text:style-name="P5">#pragma pack(1)</text:p>
        <text:p text:style-name="P6"><text:span text:style-name="T8">struct sample</text:span><text:line-break/><text:span text:style-name="T8">{</text:span><text:line-break/><text:span text:style-name="T8">char a;</text:span><text:line-break/><text:span text:style-name="T8">double b;</text:span><text:line-break/><text:span text:style-name="T8">};</text:span></text:p>
        <text:p text:style-name="P5">#pragma pack()</text:p>
        <text:p text:style-name="P8"><text:span text:style-name="T3">注：若不用</text:span><text:span text:style-name="T2">#pragma pack(1)</text:span><text:span text:style-name="T3">和</text:span><text:span text:style-name="T2">#pragma pack()</text:span><text:span text:style-name="T3">括起来，则</text:span><text:span text:style-name="T2">sample</text:span><text:span text:style-name="T3">按编译器默认方式对齐（成员中</text:span><text:span text:style-name="T2">size</text:span><text:span text:style-name="T3">最大的那个）。即按</text:span><text:span text:style-name="T2">8</text:span><text:span text:style-name="T3">字节（</text:span><text:span text:style-name="T2">double</text:span><text:span text:style-name="T3">）对齐，则</text:span><text:span text:style-name="T2">sizeof(sample)==16.</text:span><text:span text:style-name="T3">成员</text:span><text:span text:style-name="T2">char a</text:span><text:span text:style-name="T3">占了</text:span><text:span text:style-name="T2">8</text:span><text:span text:style-name="T3">个字节（其中</text:span><text:span text:style-name="T2">7</text:span><text:span text:style-name="T3">个是空字节）；</text:span></text:p>
        <text:p text:style-name="P8"><text:span text:style-name="T3">若用</text:span><text:span text:style-name="T2">#pragma pack(1)</text:span><text:span text:style-name="T3">，则</text:span><text:span text:style-name="T2">sample</text:span><text:span text:style-name="T3">按</text:span><text:span text:style-name="T2">1</text:span><text:span text:style-name="T3">字节方式对齐</text:span><text:span text:style-name="T2">sizeof(sample)</text:span><text:span text:style-name="T3">＝＝</text:span><text:span text:style-name="T2">9.</text:span><text:span text:style-name="T3">（无空字节），比较节省空间啦，有些场和还可使结构体更易于控制。</text:span></text:p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'ms song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59:39.411527286</meta:creation-date>
    <dc:date>2019-08-27T10:00:39.476891268</dc:date>
    <meta:editing-duration>PT1M</meta:editing-duration>
    <meta:editing-cycles>1</meta:editing-cycles>
    <meta:document-statistic meta:table-count="0" meta:image-count="0" meta:object-count="0" meta:page-count="1" meta:paragraph-count="20" meta:word-count="399" meta:character-count="847" meta:non-whitespace-character-count="750"/>
    <meta:generator>LibreOffice/5.1.6.2$Linux_X86_64 LibreOffice_project/10m0$Build-2</meta:generator>
  </office:meta>
</office:document-meta>
</file>